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/>
  <office:automatic-styles/>
  <office:body>
    <office:text>
      <text:sequence-decls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roman" style:font-pitch="variable"/>
    <style:font-face style:name="Arial Unicode" svg:font-family="Arial Unicode;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style:letter-kerning="true" style:font-name-asian="Arial Unicode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0" meta:word-count="0" meta:character-count="0"/>
    <meta:generator>TeamLab Office</meta:generator>
  </office:meta>
</office:document-meta>
</file>